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section text:style-name="Sect1" text:name="post">
          <text:section text:style-name="Sect1" text:name="post-10397">
            <text:h text:style-name="Heading_20_2" text:outline-level="2">Which sorting algorithm makes minimum number of memory writes?</text:h>
          </text:section>
        </text:section>
      </text:section>
      <text:p text:style-name="Standard">Among the sorting algorithms that we generally study in our data structure and algorithm courses,  <text:a xlink:type="simple" xlink:href="http://en.wikipedia.org/wiki/Selection_sort">Selection Sort</text:a> makes least number of writes (it makes O(n) swaps).  But, <text:a xlink:type="simple" xlink:href="http://en.wikipedia.org/wiki/Cycle_sort">Cycle Sort</text:a> almost always makes less number of writes compared to Selection Sort.  In Cycle Sort, each value is either written zero times, if it’s already in its correct position, or written one time to its correct position. This matches the minimal number of overwrites required for a completed in-place sort.</text:p>
      <text:p text:style-name="Standard"/>
      <text:p text:style-name="Text_20_body"><text:bookmark text:name="post"/></text:p>
      <text:section text:style-name="Sect1" text:name="Section1">
        <text:section text:style-name="Sect1" text:name="Section2">
          <text:section text:style-name="Sect1" text:name="post-24561">
            <text:h text:style-name="Heading_20_2" text:outline-level="2">Print unique rows in a given boolean matrix</text:h>
          </text:section>
        </text:section>
      </text:section>
      <text:p text:style-name="Standard">Since the matrix is boolean, a variant of Trie data structure can be used where each node will be having two children one for 0 and other for 1. Insert each row in the Trie. If the row is already there, don’t print the row. If row is not there in Trie, insert it in Trie and print it.</text:p>
      <text:p text:style-name="Standard"/>
      <text:p text:style-name="Standard">Time complexity: O( ROW x COL )<text:line-break/>Auxiliary Space: O( ROW x COL )</text:p>
      <text:p text:style-name="Standard"/>
      <text:p text:style-name="Standard"><text:span text:style-name="Source_20_Text">// A Trie node</text:span></text:p>
      <text:p text:style-name="Standard"><text:span text:style-name="Source_20_Text">typedef</text:span> <text:span text:style-name="Source_20_Text">struct</text:span> <text:span text:style-name="Source_20_Text">Node</text:span></text:p>
      <text:p text:style-name="Standard"><text:span text:style-name="Source_20_Text">{</text:span></text:p>
      <text:p text:style-name="Standard"><text:span text:style-name="Source_20_Text">    bool</text:span> <text:span text:style-name="Source_20_Text">isEndOfCol;</text:span></text:p>
      <text:p text:style-name="Standard"><text:span text:style-name="Source_20_Text">    struct</text:span> <text:span text:style-name="Source_20_Text">Node *child[2]; // Only two children needed for 0 and 1</text:span></text:p>
      <text:p text:style-name="Standard"><text:span text:style-name="Source_20_Text">} Node;</text:span></text:p>
      <text:p text:style-name="Standard"> </text:p>
      <text:p text:style-name="Standard"> </text:p>
      <text:p text:style-name="Standard"><text:span text:style-name="Source_20_Text">// A utility function to allocate memory for a new Trie node</text:span></text:p>
      <text:p text:style-name="Standard"><text:span text:style-name="Source_20_Text">Node* newNode()</text:span></text:p>
      <text:p text:style-name="Standard"><text:span text:style-name="Source_20_Text">{</text:span></text:p>
      <text:p text:style-name="Standard"><text:span text:style-name="Source_20_Text">    Node* temp = (Node *)malloc( sizeof( Node ) );</text:span></text:p>
      <text:p text:style-name="Standard"><text:span text:style-name="Source_20_Text">    temp-&gt;isEndOfCol = 0;</text:span></text:p>
      <text:p text:style-name="Standard"><text:span text:style-name="Source_20_Text">    temp-&gt;child[0] = temp-&gt;child[1] = NULL;</text:span></text:p>
      <text:p text:style-name="Standard"><text:span text:style-name="Source_20_Text">    return</text:span> <text:span text:style-name="Source_20_Text">temp;</text:span></text:p>
      <text:p text:style-name="Standard"><text:span text:style-name="Source_20_Text">}</text:span></text:p>
      <text:p text:style-name="Standard"> </text:p>
      <text:p text:style-name="Standard"><text:span text:style-name="Source_20_Text">// Inserts a new matrix row to Trie.  If row is already</text:span></text:p>
      <text:p text:style-name="Standard"><text:span text:style-name="Source_20_Text">// present, then returns 0, otherwise insets the row and</text:span></text:p>
      <text:p text:style-name="Standard"><text:span text:style-name="Source_20_Text">// return 1</text:span></text:p>
      <text:p text:style-name="Standard"><text:span text:style-name="Source_20_Text">bool</text:span> <text:span text:style-name="Source_20_Text">insert( Node** root, int</text:span> <text:span text:style-name="Source_20_Text">(*M)[COL], int</text:span> <text:span text:style-name="Source_20_Text">row, int</text:span> <text:span text:style-name="Source_20_Text">col )</text:span></text:p>
      <text:p text:style-name="Standard"><text:span text:style-name="Source_20_Text">{</text:span></text:p>
      <text:p text:style-name="Standard"><text:span text:style-name="Source_20_Text">    // base case</text:span></text:p>
      <text:p text:style-name="Standard"><text:span text:style-name="Source_20_Text">    if</text:span> <text:span text:style-name="Source_20_Text">( *root == NULL )</text:span></text:p>
      <text:p text:style-name="Standard"><text:span text:style-name="Source_20_Text">        *root = newNode();</text:span></text:p>
      <text:p text:style-name="Standard"> </text:p>
      <text:p text:style-name="Standard"><text:span text:style-name="Source_20_Text">    // Recur if there are more entries in this row</text:span></text:p>
      <text:p text:style-name="Standard"><text:span text:style-name="Source_20_Text">    if</text:span> <text:span text:style-name="Source_20_Text">( col &lt; COL )</text:span></text:p>
      <text:p text:style-name="Standard"><text:span text:style-name="Source_20_Text">        return</text:span> <text:span text:style-name="Source_20_Text">insert ( &amp;( (*root)-&gt;child[ M[row][col] ] ), M, row, col+1 );</text:span></text:p>
      <text:p text:style-name="Standard"><text:soft-page-break/> </text:p>
      <text:p text:style-name="Standard"><text:span text:style-name="Source_20_Text">    else</text:span> <text:span text:style-name="Source_20_Text">// If all entries of this row are processed</text:span></text:p>
      <text:p text:style-name="Standard"><text:span text:style-name="Source_20_Text">    {</text:span></text:p>
      <text:p text:style-name="Standard"><text:span text:style-name="Source_20_Text">        // unique row found, return 1</text:span></text:p>
      <text:p text:style-name="Standard"><text:span text:style-name="Source_20_Text">        if</text:span> <text:span text:style-name="Source_20_Text">( !( (*root)-&gt;isEndOfCol ) )</text:span></text:p>
      <text:p text:style-name="Standard"><text:span text:style-name="Source_20_Text">            return</text:span> <text:span text:style-name="Source_20_Text">(*root)-&gt;isEndOfCol = 1;</text:span></text:p>
      <text:p text:style-name="Standard"> </text:p>
      <text:p text:style-name="Standard"><text:span text:style-name="Source_20_Text">        // duplicate row found, return 0</text:span></text:p>
      <text:p text:style-name="Standard"><text:span text:style-name="Source_20_Text">        return</text:span> <text:span text:style-name="Source_20_Text">0;</text:span></text:p>
      <text:p text:style-name="Standard"><text:span text:style-name="Source_20_Text">    }</text:span></text:p>
      <text:p text:style-name="Standard"><text:span text:style-name="Source_20_Text">}</text:span></text:p>
      <text:p text:style-name="Standard"> </text:p>
      <text:p text:style-name="Standard"><text:span text:style-name="Source_20_Text">// A utility function to print a row</text:span></text:p>
      <text:p text:style-name="Standard"><text:span text:style-name="Source_20_Text">void</text:span> <text:span text:style-name="Source_20_Text">printRow( int</text:span> <text:span text:style-name="Source_20_Text">(*M)[COL], int</text:span> <text:span text:style-name="Source_20_Text">row )</text:span></text:p>
      <text:p text:style-name="Standard"><text:span text:style-name="Source_20_Text">{</text:span></text:p>
      <text:p text:style-name="Standard"><text:span text:style-name="Source_20_Text">    int</text:span> <text:span text:style-name="Source_20_Text">i;</text:span></text:p>
      <text:p text:style-name="Standard"><text:span text:style-name="Source_20_Text">    for( i = 0; i &lt; COL; ++i )</text:span></text:p>
      <text:p text:style-name="Standard"><text:span text:style-name="Source_20_Text">        printf( "%d ", M[row][i] );</text:span></text:p>
      <text:p text:style-name="Standard"><text:span text:style-name="Source_20_Text">    printf("\n");</text:span></text:p>
      <text:p text:style-name="Standard"><text:span text:style-name="Source_20_Text">}</text:span></text:p>
      <text:p text:style-name="Standard"> </text:p>
      <text:p text:style-name="Standard"><text:span text:style-name="Source_20_Text">// The main function that prints all unique rows in a</text:span></text:p>
      <text:p text:style-name="Standard"><text:span text:style-name="Source_20_Text">// given matrix.</text:span></text:p>
      <text:p text:style-name="Standard"><text:span text:style-name="Source_20_Text">void</text:span> <text:span text:style-name="Source_20_Text">findUniqueRows( int</text:span> <text:span text:style-name="Source_20_Text">(*M)[COL] )</text:span></text:p>
      <text:p text:style-name="Standard"><text:span text:style-name="Source_20_Text">{</text:span></text:p>
      <text:p text:style-name="Standard"><text:span text:style-name="Source_20_Text">    Node* root = NULL; // create an empty Trie</text:span></text:p>
      <text:p text:style-name="Standard"><text:span text:style-name="Source_20_Text">    int</text:span> <text:span text:style-name="Source_20_Text">i;</text:span></text:p>
      <text:p text:style-name="Standard"> </text:p>
      <text:p text:style-name="Standard"><text:span text:style-name="Source_20_Text">    // Iterate through all rows</text:span></text:p>
      <text:p text:style-name="Standard"><text:span text:style-name="Source_20_Text">    for</text:span> <text:span text:style-name="Source_20_Text">( i = 0; i &lt; ROW; ++i )</text:span></text:p>
      <text:p text:style-name="Standard"><text:span text:style-name="Source_20_Text">        // insert row to TRIE</text:span></text:p>
      <text:p text:style-name="Standard"><text:span text:style-name="Source_20_Text">        if</text:span> <text:span text:style-name="Source_20_Text">( insert(&amp;root, M, i, 0) )</text:span></text:p>
      <text:p text:style-name="Standard"><text:span text:style-name="Source_20_Text">            // unique row found, print it</text:span></text:p>
      <text:p text:style-name="Standard"><text:span text:style-name="Source_20_Text">            printRow( M, i );</text:span></text:p>
      <text:p text:style-name="Standard"><text:span text:style-name="Source_20_Text">}</text:span></text:p>
      <text:p text:style-name="Standard"> </text:p>
      <text:p text:style-name="Standard"><text:span text:style-name="Source_20_Text">// Driver program to test above functions</text:span></text:p>
      <text:p text:style-name="Standard"><text:span text:style-name="Source_20_Text">int</text:span> <text:span text:style-name="Source_20_Text">main()</text:span></text:p>
      <text:p text:style-name="Standard"><text:span text:style-name="Source_20_Text">{</text:span></text:p>
      <text:p text:style-name="Standard"><text:span text:style-name="Source_20_Text">    int</text:span> <text:span text:style-name="Source_20_Text">M[ROW][COL] = {{0, 1, 0, 0, 1},</text:span></text:p>
      <text:p text:style-name="Standard"><text:span text:style-name="Source_20_Text">        {1, 0, 1, 1, 0},</text:span></text:p>
      <text:p text:style-name="Standard"><text:span text:style-name="Source_20_Text">        {0, 1, 0, 0, 1},</text:span></text:p>
      <text:p text:style-name="Standard"><text:span text:style-name="Source_20_Text">        {1, 0, 1, 0, 0}</text:span></text:p>
      <text:p text:style-name="Standard"><text:span text:style-name="Source_20_Text">    };</text:span></text:p>
      <text:p text:style-name="Standard"> </text:p>
      <text:p text:style-name="Standard"><text:span text:style-name="Source_20_Text">    findUniqueRows( M );</text:span></text:p>
      <text:p text:style-name="Standard"> </text:p>
      <text:p text:style-name="Standard"><text:span text:style-name="Source_20_Text">    return</text:span> <text:span text:style-name="Source_20_Text">0;</text:span></text:p>
      <text:p text:style-name="Standard"><text:span text:style-name="Source_20_Text">}</text:span></text:p>
      <text:p text:style-name="Standard"/>
      <text:p text:style-name="Standard"/>
      <text:p text:style-name="Text_20_body"><text:bookmark text:name="post1"/></text:p>
      <text:section text:style-name="Sect1" text:name="Section3">
        <text:section text:style-name="Sect1" text:name="Section4">
          <text:section text:style-name="Sect1" text:name="post-2878">
            <text:h text:style-name="Heading_20_2" text:outline-level="2"><text:soft-page-break/>Block swap algorithm for array rotation</text:h>
          </text:section>
        </text:section>
      </text:section>
      <text:p text:style-name="Text_20_body"><text:span text:style-name="Strong_20_Emphasis">Algorithm:</text:span></text:p>
      <text:p text:style-name="Preformatted_20_Text">Initialize A = arr[0..d-1] and B = arr[d..n-1]</text:p>
      <text:p text:style-name="Preformatted_20_Text">1) Do following until size of A is equal to size of B</text:p>
      <text:p text:style-name="Preformatted_20_Text"/>
      <text:p text:style-name="Preformatted_20_Text"><text:s text:c="2"/>a) <text:s/>If A is shorter, divide B into Bl and Br such that Br is of same </text:p>
      <text:p text:style-name="Preformatted_20_Text"><text:s text:c="7"/>length as A. Swap A and Br to change ABlBr into BrBlA. Now A</text:p>
      <text:p text:style-name="Preformatted_20_Text"><text:s text:c="7"/>is at its final place, so recur on pieces of B. <text:s/></text:p>
      <text:p text:style-name="Preformatted_20_Text"/>
      <text:p text:style-name="Preformatted_20_Text"><text:s text:c="3"/>b) <text:s/>If A is longer, divide A into Al and Ar such that Al is of same </text:p>
      <text:p text:style-name="Preformatted_20_Text"><text:s text:c="7"/>length as B Swap Al and B to change AlArB into BArAl. Now B</text:p>
      <text:p text:style-name="Preformatted_20_Text"><text:s text:c="7"/>is at its final place, so recur on pieces of A.</text:p>
      <text:p text:style-name="Preformatted_20_Text"/>
      <text:p text:style-name="P1">2) <text:s/>Finally when A and B are of equal size, block swap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1-30T23:06:40</meta:creation-date>
    <dc:date>2012-12-01T12:26:59</dc:date>
    <dc:creator>Tejas </dc:creator>
    <meta:editing-duration>PT05H46M22S</meta:editing-duration>
    <meta:editing-cycles>3</meta:editing-cycles>
    <meta:generator>OpenOffice.org/3.2$Linux OpenOffice.org_project/320m12$Build-9483</meta:generator>
    <meta:document-statistic meta:table-count="0" meta:image-count="0" meta:object-count="0" meta:page-count="3" meta:paragraph-count="94" meta:word-count="609" meta:character-count="3245"/>
  </office:meta>
</office:document-meta>
</file>